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882in" style:rel-column-width="2431*"/>
    </style:style>
    <style:style style:name="Table1.B" style:family="table-column">
      <style:table-column-properties style:column-width="3.3757in" style:rel-column-width="4861*"/>
    </style:style>
    <style:style style:name="Table1.C" style:family="table-column">
      <style:table-column-properties style:column-width="1.8611in" style:rel-column-width="2680*"/>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2.3083in" style:rel-column-width="3324*"/>
    </style:style>
    <style:style style:name="Table3.B" style:family="table-column">
      <style:table-column-properties style:column-width="1.4438in" style:rel-column-width="2079*"/>
    </style:style>
    <style:style style:name="Table3.C" style:family="table-column">
      <style:table-column-properties style:column-width="3.1729in" style:rel-column-width="4569*"/>
    </style:style>
    <style:style style:name="Table3.A1" style:family="table-cell">
      <style:table-cell-properties style:writing-mode="page"/>
    </style:style>
    <style:style style:name="P1" style:family="paragraph" style:parent-style-name="Header">
      <style:paragraph-properties fo:text-align="end" style:justify-single-word="false"/>
      <style:text-properties officeooo:rsid="0015f8ab" officeooo:paragraph-rsid="0015f8ab"/>
    </style:style>
    <style:style style:name="P2"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ext-properties officeooo:paragraph-rsid="0015f8ab"/>
    </style:style>
    <style:style style:name="P3"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paragraph-rsid="00196ffd"/>
    </style:style>
    <style:style style:name="P4"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paragraph-rsid="002499b2"/>
    </style:style>
    <style:style style:name="P5"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paragraph-rsid="00284e5a"/>
    </style:style>
    <style:style style:name="P6"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rsid="0023cf4b" officeooo:paragraph-rsid="0023cf4b"/>
    </style:style>
    <style:style style:name="P7"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rsid="0024c34f" officeooo:paragraph-rsid="0024c34f"/>
    </style:style>
    <style:style style:name="P8"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rsid="002a3816" officeooo:paragraph-rsid="002a3816"/>
    </style:style>
    <style:style style:name="P9"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fo:font-style="normal" officeooo:rsid="002b7ef0" officeooo:paragraph-rsid="002b7ef0" style:font-style-asian="normal" style:font-style-complex="normal"/>
    </style:style>
    <style:style style:name="P10"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paragraph-rsid="002d6f95"/>
    </style:style>
    <style:style style:name="P11" style:family="paragraph" style:parent-style-name="Standard">
      <style:paragraph-properties fo:line-height="200%" fo:text-align="center" style:justify-single-word="false"/>
      <style:text-properties officeooo:rsid="0015f8ab" officeooo:paragraph-rsid="0015f8ab"/>
    </style:style>
    <style:style style:name="P12" style:family="paragraph" style:parent-style-name="Standard">
      <style:paragraph-properties fo:line-height="200%" fo:text-align="start" style:justify-single-word="false"/>
      <style:text-properties fo:font-weight="bold" officeooo:rsid="002ed84c" officeooo:paragraph-rsid="002ed84c" style:font-weight-asian="bold" style:font-weight-complex="bold"/>
    </style:style>
    <style:style style:name="P13" style:family="paragraph" style:parent-style-name="Standard">
      <style:paragraph-properties fo:line-height="200%" fo:text-align="start" style:justify-single-word="false"/>
      <style:text-properties fo:font-weight="bold" officeooo:rsid="002f81eb" officeooo:paragraph-rsid="002f81eb" style:font-weight-asian="bold" style:font-weight-complex="bold"/>
    </style:style>
    <style:style style:name="P14" style:family="paragraph" style:parent-style-name="Standard">
      <style:text-properties officeooo:paragraph-rsid="00390563"/>
    </style:style>
    <style:style style:name="P15" style:family="paragraph" style:parent-style-name="Standard">
      <style:paragraph-properties fo:line-height="200%" fo:text-align="start" style:justify-single-word="false"/>
      <style:text-properties officeooo:paragraph-rsid="002f81eb"/>
    </style:style>
    <style:style style:name="P16" style:family="paragraph" style:parent-style-name="Standard" style:master-page-name="">
      <loext:graphic-properties draw:fill="none"/>
      <style:paragraph-properties fo:margin-left="0in" fo:margin-right="0in" fo:line-height="200%" fo:text-align="start" style:justify-single-word="false" fo:text-indent="0in" style:auto-text-indent="false" style:page-number="auto" fo:background-color="transparent"/>
      <style:text-properties fo:font-weight="bold" officeooo:rsid="002ffe91" officeooo:paragraph-rsid="002ffe91" style:font-weight-asian="bold" style:font-weight-complex="bold"/>
    </style:style>
    <style:style style:name="P17"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fo:font-weight="normal" officeooo:rsid="002ffe91" officeooo:paragraph-rsid="002ffe91" style:font-weight-asian="normal" style:font-weight-complex="normal"/>
    </style:style>
    <style:style style:name="P18"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fo:font-weight="normal" officeooo:rsid="0032651e" officeooo:paragraph-rsid="0032651e" style:font-weight-asian="normal" style:font-weight-complex="normal"/>
    </style:style>
    <style:style style:name="P19"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fo:font-weight="normal" officeooo:rsid="0035b2e9" officeooo:paragraph-rsid="0035b2e9" style:font-weight-asian="normal" style:font-weight-complex="normal"/>
    </style:style>
    <style:style style:name="P20"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fo:font-weight="normal" officeooo:rsid="00390563" officeooo:paragraph-rsid="00390563" style:font-weight-asian="normal" style:font-weight-complex="normal"/>
    </style:style>
    <style:style style:name="P21" style:family="paragraph" style:parent-style-name="Table_20_Contents">
      <style:paragraph-properties fo:text-align="center" style:justify-single-word="false"/>
      <style:text-properties officeooo:rsid="0032651e" officeooo:paragraph-rsid="0032651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paragraph-rsid="00390563"/>
    </style:style>
    <style:style style:name="P24" style:family="paragraph" style:parent-style-name="Table_20_Contents">
      <style:paragraph-properties fo:text-align="center" style:justify-single-word="false"/>
      <style:text-properties officeooo:rsid="00390563" officeooo:paragraph-rsid="00390563"/>
    </style:style>
    <style:style style:name="P25" style:family="paragraph" style:parent-style-name="Table_20_Heading">
      <style:text-properties officeooo:rsid="0032651e" officeooo:paragraph-rsid="0032651e"/>
    </style:style>
    <style:style style:name="P26" style:family="paragraph" style:parent-style-name="Table_20_Heading">
      <style:text-properties officeooo:rsid="00362f1b" officeooo:paragraph-rsid="00362f1b"/>
    </style:style>
    <style:style style:name="P27" style:family="paragraph" style:parent-style-name="Table_20_Heading">
      <style:text-properties officeooo:rsid="00362f1b" officeooo:paragraph-rsid="00390563"/>
    </style:style>
    <style:style style:name="P28" style:family="paragraph" style:parent-style-name="Table_20_Heading">
      <style:text-properties officeooo:paragraph-rsid="00390563"/>
    </style:style>
    <style:style style:name="T1" style:family="text">
      <style:text-properties fo:font-style="normal" style:font-style-asian="normal" style:font-style-complex="normal"/>
    </style:style>
    <style:style style:name="T2" style:family="text">
      <style:text-properties fo:font-style="normal" officeooo:rsid="0015f8ab" style:font-style-asian="normal" style:font-style-complex="normal"/>
    </style:style>
    <style:style style:name="T3" style:family="text">
      <style:text-properties fo:font-style="normal" officeooo:rsid="0017e26a" style:font-style-asian="normal" style:font-style-complex="normal"/>
    </style:style>
    <style:style style:name="T4" style:family="text">
      <style:text-properties fo:font-style="normal" officeooo:rsid="0018a507" style:font-style-asian="normal" style:font-style-complex="normal"/>
    </style:style>
    <style:style style:name="T5" style:family="text">
      <style:text-properties fo:font-style="normal" officeooo:rsid="00190e93" style:font-style-asian="normal" style:font-style-complex="normal"/>
    </style:style>
    <style:style style:name="T6" style:family="text">
      <style:text-properties fo:font-style="normal" officeooo:rsid="00196ffd" style:font-style-asian="normal" style:font-style-complex="normal"/>
    </style:style>
    <style:style style:name="T7" style:family="text">
      <style:text-properties fo:font-style="normal" officeooo:rsid="001b16a1" style:font-style-asian="normal" style:font-style-complex="normal"/>
    </style:style>
    <style:style style:name="T8" style:family="text">
      <style:text-properties fo:font-style="normal" officeooo:rsid="001cc2ef" style:font-style-asian="normal" style:font-style-complex="normal"/>
    </style:style>
    <style:style style:name="T9" style:family="text">
      <style:text-properties fo:font-style="normal" officeooo:rsid="001d935b" style:font-style-asian="normal" style:font-style-complex="normal"/>
    </style:style>
    <style:style style:name="T10" style:family="text">
      <style:text-properties fo:font-style="normal" officeooo:rsid="0020c9c3" style:font-style-asian="normal" style:font-style-complex="normal"/>
    </style:style>
    <style:style style:name="T11" style:family="text">
      <style:text-properties fo:font-style="normal" officeooo:rsid="00211952" style:font-style-asian="normal" style:font-style-complex="normal"/>
    </style:style>
    <style:style style:name="T12" style:family="text">
      <style:text-properties fo:font-style="normal" officeooo:rsid="00228490" style:font-style-asian="normal" style:font-style-complex="normal"/>
    </style:style>
    <style:style style:name="T13" style:family="text">
      <style:text-properties fo:font-style="normal" officeooo:rsid="002499b2" style:font-style-asian="normal" style:font-style-complex="normal"/>
    </style:style>
    <style:style style:name="T14" style:family="text">
      <style:text-properties fo:font-style="normal" officeooo:rsid="0025c6df" style:font-style-asian="normal" style:font-style-complex="normal"/>
    </style:style>
    <style:style style:name="T15" style:family="text">
      <style:text-properties fo:font-style="normal" officeooo:rsid="00284e5a" style:font-style-asian="normal" style:font-style-complex="normal"/>
    </style:style>
    <style:style style:name="T16" style:family="text">
      <style:text-properties fo:font-style="normal" officeooo:rsid="0028c777" style:font-style-asian="normal" style:font-style-complex="normal"/>
    </style:style>
    <style:style style:name="T17" style:family="text">
      <style:text-properties fo:font-style="normal" officeooo:rsid="002df9dd" style:font-style-asian="normal" style:font-style-complex="normal"/>
    </style:style>
    <style:style style:name="T18" style:family="text">
      <style:text-properties fo:font-style="normal" officeooo:rsid="002d6f95" style:font-style-asian="normal" style:font-style-complex="normal"/>
    </style:style>
    <style:style style:name="T19" style:family="text">
      <style:text-properties style:text-position="super 58%" fo:font-style="normal" officeooo:rsid="002d6f95" style:font-style-asian="normal" style:font-style-complex="normal"/>
    </style:style>
    <style:style style:name="T20" style:family="text">
      <style:text-properties fo:font-weight="normal" style:font-weight-asian="normal" style:font-weight-complex="normal"/>
    </style:style>
    <style:style style:name="T21" style:family="text">
      <style:text-properties fo:font-weight="normal" officeooo:rsid="003bcab9" style:font-weight-asian="normal" style:font-weight-complex="normal"/>
    </style:style>
    <style:style style:name="T22" style:family="text">
      <style:text-properties fo:font-weight="normal" officeooo:rsid="002f81eb" style:font-weight-asian="normal" style:font-weight-complex="normal"/>
    </style:style>
    <style:style style:name="T23" style:family="text">
      <style:text-properties officeooo:rsid="00362f1b"/>
    </style:style>
    <style:style style:name="T24" style:family="text">
      <style:text-properties officeooo:rsid="00390563"/>
    </style:style>
    <style:style style:name="T25" style:family="text">
      <style:text-properties fo:font-weight="bold" officeooo:rsid="00390563" style:font-weight-asian="bold" style:font-weight-complex="bold"/>
    </style:style>
    <style:style style:name="T26" style:family="text">
      <style:text-properties officeooo:rsid="003bca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tate Space Search</text:p>
      <text:p text:style-name="P13">Github repository: <text:a xlink:type="simple" xlink:href="https://github.com/nugentmichael1/StateSpaceSearch" text:style-name="Internet_20_link" text:visited-style-name="Visited_20_Internet_20_Link"><text:span text:style-name="T20">https://github.com/nugentmichael1/StateSpaceSearch</text:span></text:a></text:p>
      <text:p text:style-name="P15"><text:span text:style-name="T22">Please </text:span><text:span text:style-name="T21">email</text:span><text:span text:style-name="T22"> me if you require access: </text:span><text:a xlink:type="simple" xlink:href="mailto:NugentMichael@mail.fresnostate.edu" text:style-name="Internet_20_link" text:visited-style-name="Visited_20_Internet_20_Link"><text:span text:style-name="T21">NugentMichael@mail.fresnostate.edu</text:span></text:a><text:span text:style-name="T22">. <text:s/>I added what looked like your account.</text:span></text:p>
      <text:p text:style-name="P13"><text:span text:style-name="T20"/></text:p>
      <text:p text:style-name="P12">Code Overview</text:p>
      <text:p text:style-name="P2"><text:span text:style-name="T2">Initially an attempt was made to use JavaScript to implement the search algorithms since it would enable a visualization of the search space via a virtual tile slider. <text:s/>However, the browser began to hang up on the easiest problems due to memory and processing speed constraints. <text:s/></text:span><text:span text:style-name="T3">Therefore, a switch was made to C++, and the previous BFS, DFS, and IDDFS JavaScript functions were translated.</text:span></text:p>
      <text:p text:style-name="P3"><text:span text:style-name="T3">T</text:span><text:span text:style-name="T6">he code starts with verification of the start and goal states so that no time is wasted on incorrectly formatted states. <text:s/>It checks three things: 1) both states must have sequential characters (i.e. 0-8; not 0,3,5,6,7,9,A,M,P); 2) Every character per string must be unique; and 3) Both </text:span><text:span text:style-name="T7">strings must be of the same length.</text:span></text:p>
      <text:p text:style-name="P4"><text:span text:style-name="T8">A</text:span><text:span text:style-name="T3">ll five search algorithms </text:span><text:span text:style-name="T8">were implemented</text:span><text:span text:style-name="T3">: BFS, DFS, IDDFS, A*, and IDA*; but each require</text:span><text:span text:style-name="T9">d</text:span><text:span text:style-name="T3"> a different implementation of the frontier or an expanded vector as in A*’s case. <text:s/>To handle this more elegantly, a frontier class was created that provided push, pop, and size functions of whichever structure was initially asked of it. <text:s/>This helped keep the code compact since </text:span><text:span text:style-name="T10">two major</text:span><text:span text:style-name="T3"> functions could be reused </text:span><text:span text:style-name="T4">regardless of algorithm (except A*)</text:span><text:span text:style-name="T3">: expand(), </text:span><text:span text:style-name="T11">and</text:span><text:span text:style-name="T3"> checkReachedAddToFrontier()</text:span><text:span text:style-name="T4">. <text:s/></text:span></text:p>
      <text:p text:style-name="P4"><text:span text:style-name="T4">A* was an exception because the reached vector is irrelevant to its implementation. <text:s/></text:span><text:span text:style-name="T5">Instead</text:span><text:span text:style-name="T4">, it </text:span><text:span text:style-name="T12">required</text:span><text:span text:style-name="T4"> an “expanded” </text:span><text:span text:style-name="T5">vector </text:span><text:span text:style-name="T12">to be checked. <text:s/></text:span><text:span text:style-name="T13">A* also required a priority queue, which was further </text:span><text:soft-page-break/><text:span text:style-name="T13">complicated by a need to remove repeat states once one was expanded. <text:s/>To accomplish this a customized priority queue was created that inherited methods from the standard priority queue.</text:span></text:p>
      <text:p text:style-name="P6"><text:span text:style-name="T12">A </text:span><text:span text:style-name="T1">state class was created that held: the permutation, which represented the particular puzzle state; the parent of the state, the move take to go from the parent state to this state, the level or number of moves from the start state, and two heuristic attributes (g(n) and f(n)).</text:span></text:p>
      <text:p text:style-name="P7"><text:span text:style-name="T1">Once the respective algorithms found the goal state from the start state, traceBack() was initiated to follow the path from final state to origin state via pointers to parent states. <text:s/></text:span><text:span text:style-name="T14">Each movement character was appended to a string, and then at completion, the string was reversed.</text:span></text:p>
      <text:p text:style-name="P5"><text:span text:style-name="T14">T</text:span><text:span text:style-name="T15">he solution tester took a solution string, and a start state. <text:s/>Then it calculated what state would result from the application of the movement sequence. <text:s/></text:span><text:span text:style-name="T16">It did this with the help of two private functions: legalMove() to check if the next move was allowable, and makeMove() which made the move.</text:span></text:p>
      <text:p text:style-name="P8"><text:span text:style-name="T16">M</text:span><text:span text:style-name="T1">ain has three different methods to run the algorithms: command line arguments of start, goal, and desired algorithm; command line argument of a batch file of start states; and no command line arguments for hard coded start, goal, and algorithm parameters.</text:span></text:p>
      <text:p text:style-name="P9">The heuristics used were out-of-place (OOP), and Manhattan distance. <text:s/>The former is weaker and just counts how many tiles are in the wrong position. <text:s/>The latter is stronger, and calculates how far away a tile is from its correct position, and sums up all.</text:p>
      <text:p text:style-name="P10"><text:span text:style-name="T18">The hard problems were unable to be solved. <text:s/>IDA* was ran for 12 hours and didn’t get past the 57</text:span><text:span text:style-name="T19">th</text:span><text:span text:style-name="T18"> Manhattan distance heuristic distance, </text:span><text:span text:style-name="T17">whereas the easy problems were solved in seconds. <text:s/>An attempt was made to use just A* because memory was not issue, but it, too, failed to produce anything. <text:s/>Another attempt was made to implement a “pattern database” heuristic that would enable many states </text:span><text:soft-page-break/><text:span text:style-name="T17">to be recognized and provide a more accurate estimate distance to the goal state. <text:s/>However, it required a lot of data capital in that 57 million sub problems needed to be solved, and just the first started to stall out at around the same place as IDA*.</text:span></text:p>
      <text:p text:style-name="P10"><text:span text:style-name="T17"/></text:p>
      <text:p text:style-name="P16"><text:span text:style-name="T17">P</text:span><text:span text:style-name="T1">roblem Results:</text:span></text:p>
      <text:p text:style-name="P18">8-Puzzle</text:p>
      <table:table table:name="Table1" table:style-name="Table1">
        <table:table-column table:style-name="Table1.A"/>
        <table:table-column table:style-name="Table1.B"/>
        <table:table-column table:style-name="Table1.C"/>
        <table:table-header-rows>
          <table:table-row table:style-name="TableLine94586703415456">
            <table:table-cell table:style-name="Table1.A1" office:value-type="string">
              <text:p text:style-name="P25">Start State</text:p>
            </table:table-cell>
            <table:table-cell table:style-name="Table1.A1" office:value-type="string">
              <text:p text:style-name="P25">Solution String</text:p>
            </table:table-cell>
            <table:table-cell table:style-name="Table1.A1" office:value-type="string">
              <text:p text:style-name="P25">Algorithm Used</text:p>
            </table:table-cell>
          </table:table-row>
        </table:table-header-rows>
        <table:table-row table:style-name="TableLine94586703415456">
          <table:table-cell table:style-name="Table1.A1" office:value-type="string">
            <text:p text:style-name="P21">"160273485"</text:p>
          </table:table-cell>
          <table:table-cell table:style-name="Table1.A1" office:value-type="string">
            <text:p text:style-name="P22">DDLUURDLLDRRUULDRD</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462301587"</text:p>
          </table:table-cell>
          <table:table-cell table:style-name="Table1.A1" office:value-type="string">
            <text:p text:style-name="P22">RDLURULLDRDLURULDRRULDDR</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821574360"</text:p>
          </table:table-cell>
          <table:table-cell table:style-name="Table1.A1" office:value-type="string">
            <text:p text:style-name="P22">LURULLDRULDDRURULDLURRDLURDD</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840156372"</text:p>
          </table:table-cell>
          <table:table-cell table:style-name="Table1.A1" office:value-type="string">
            <text:p text:style-name="P22">DLLURDLDRRULLURDDRUULDDR</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530478126"</text:p>
          </table:table-cell>
          <table:table-cell table:style-name="Table1.A1" office:value-type="string">
            <text:p text:style-name="P22">DLDLURDRUULDLURDDRULLDRR</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068314257"</text:p>
          </table:table-cell>
          <table:table-cell table:style-name="Table1.A1" office:value-type="string">
            <text:p text:style-name="P22">DRRULLDRDLURDRUULDLDRR</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453207186"</text:p>
          </table:table-cell>
          <table:table-cell table:style-name="Table1.A1" office:value-type="string">
            <text:p text:style-name="P22">RDLUULDDRUULDRDR</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128307645"</text:p>
          </table:table-cell>
          <table:table-cell table:style-name="Table1.A1" office:value-type="string">
            <text:p text:style-name="P22">LURDRULLDRDLURRDLURD</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035684712"</text:p>
          </table:table-cell>
          <table:table-cell table:style-name="Table1.A1" office:value-type="string">
            <text:p text:style-name="P22">RDLDRURDLULDRUULDDRURULDRD</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684317025"</text:p>
          </table:table-cell>
          <table:table-cell table:style-name="Table1.A1" office:value-type="string">
            <text:p text:style-name="P22">RURULLDDRURULLDDRRUULLDRDR</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028514637"</text:p>
          </table:table-cell>
          <table:table-cell table:style-name="Table1.A1" office:value-type="string">
            <text:p text:style-name="P22">DRRDLURULLDRDLURRDLUURDD</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618273540"</text:p>
          </table:table-cell>
          <table:table-cell table:style-name="Table1.A1" office:value-type="string">
            <text:p text:style-name="P22">LUULDRRULDDRUULLDDRULDRR</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042385671"</text:p>
          </table:table-cell>
          <table:table-cell table:style-name="Table1.A1" office:value-type="string">
            <text:p text:style-name="P22">DDRRULLURDDRUULDLURDRULDDR</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420385716"</text:p>
          </table:table-cell>
          <table:table-cell table:style-name="Table1.A1" office:value-type="string">
            <text:p text:style-name="P22">DLLURDDLURRULLDDRURD</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054672813"</text:p>
          </table:table-cell>
          <table:table-cell table:style-name="Table1.A1" office:value-type="string">
            <text:p text:style-name="P22">DRDLURURDLULDRRDLUURDLDR</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314572680"</text:p>
          </table:table-cell>
          <table:table-cell table:style-name="Table1.A1" office:value-type="string">
            <text:p text:style-name="P22">LULDRUULDRURDLULDRURDLDR</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637218045"</text:p>
          </table:table-cell>
          <table:table-cell table:style-name="Table1.A1" office:value-type="string">
            <text:p text:style-name="P22">RRUULDLURDRDLULDRRULDR</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430621875"</text:p>
          </table:table-cell>
          <table:table-cell table:style-name="Table1.A1" office:value-type="string">
            <text:p text:style-name="P22">DLURDLLDRULURRDDLURD</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158274036" </text:p>
          </table:table-cell>
          <table:table-cell table:style-name="Table1.A1" office:value-type="string">
            <text:p text:style-name="P22">URDRUULDDRULDLURDRUULDRD</text:p>
          </table:table-cell>
          <table:table-cell table:style-name="Table1.A1" office:value-type="string">
            <text:p text:style-name="P22">A* w/ Out-Of-Place</text:p>
          </table:table-cell>
        </table:table-row>
        <table:table-row table:style-name="TableLine94586703415456">
          <table:table-cell table:style-name="Table1.A1" office:value-type="string">
            <text:p text:style-name="P22">"130458726"</text:p>
          </table:table-cell>
          <table:table-cell table:style-name="Table1.A1" office:value-type="string">
            <text:p text:style-name="P22">DLDRUULDDRULDR</text:p>
          </table:table-cell>
          <table:table-cell table:style-name="Table1.A1" office:value-type="string">
            <text:p text:style-name="P22">A* w/ Out-Of-Place</text:p>
          </table:table-cell>
        </table:table-row>
      </table:table>
      <text:p text:style-name="P17"><text:span text:style-name="T1"/></text:p>
      <text:p text:style-name="P19"><text:span text:style-name="T1">16-Puzzle: Easy</text:span></text:p>
      <table:table table:name="Table2" table:style-name="Table2">
        <table:table-column table:style-name="Table2.A" table:number-columns-repeated="3"/>
        <table:table-header-rows>
          <table:table-row table:style-name="TableLine94586783961584">
            <table:table-cell table:style-name="Table2.A1" office:value-type="string">
              <text:p text:style-name="P26">Start State</text:p>
            </table:table-cell>
            <table:table-cell table:style-name="Table2.A1" office:value-type="string">
              <text:p text:style-name="P26">Solution String</text:p>
            </table:table-cell>
            <table:table-cell table:style-name="Table2.A1" office:value-type="string">
              <text:p text:style-name="P26">Algorithm Used</text:p>
            </table:table-cell>
          </table:table-row>
        </table:table-header-rows>
        <table:table-row table:style-name="TableLine94586783961584">
          <table:table-cell table:style-name="Table2.A1" office:value-type="string">
            <text:p text:style-name="P22">"16235A749C08DEBF"</text:p>
          </table:table-cell>
          <table:table-cell table:style-name="Table2.A1" office:value-type="string">
            <text:p text:style-name="P22">LUURRDDLDR</text:p>
          </table:table-cell>
          <table:table-cell table:style-name="Table2.A1" office:value-type="string">
            <text:p text:style-name="P22">A* w/ Out-Of-Place</text:p>
          </table:table-cell>
        </table:table-row>
        <table:table-row table:style-name="TableLine94586783961584">
          <table:table-cell table:style-name="Table2.A1" office:value-type="string">
            <text:p text:style-name="P22">"0634217859ABDEFC"</text:p>
          </table:table-cell>
          <table:table-cell table:style-name="Table2.A1" office:value-type="string">
            <text:p text:style-name="P22">DRULDDRRRD</text:p>
          </table:table-cell>
          <table:table-cell table:style-name="Table2.A1" office:value-type="string">
            <text:p text:style-name="P22">A* w/ Out-Of-Place</text:p>
          </table:table-cell>
        </table:table-row>
        <table:table-row table:style-name="TableLine94586783961584">
          <table:table-cell table:style-name="Table2.A1" office:value-type="string">
            <text:p text:style-name="P22">"012456379BC8DAEF"</text:p>
          </table:table-cell>
          <table:table-cell table:style-name="Table2.A1" office:value-type="string">
            <text:p text:style-name="P22">RRDRDLLDRR</text:p>
          </table:table-cell>
          <table:table-cell table:style-name="Table2.A1" office:value-type="string">
            <text:p text:style-name="P22">A* w/ Out-Of-Place</text:p>
          </table:table-cell>
        </table:table-row>
        <table:table-row table:style-name="TableLine94586783961584">
          <table:table-cell table:style-name="Table2.A1" office:value-type="string">
            <text:p text:style-name="P22">"51246A38097BDEFC"</text:p>
          </table:table-cell>
          <table:table-cell table:style-name="Table2.A1" office:value-type="string">
            <text:p text:style-name="P22">RULURRDDRD</text:p>
          </table:table-cell>
          <table:table-cell table:style-name="Table2.A1" office:value-type="string">
            <text:p text:style-name="P22">A* w/ Out-Of-Place</text:p>
          </table:table-cell>
        </table:table-row>
        <table:table-row table:style-name="TableLine94586783961584">
          <table:table-cell table:style-name="Table2.A1" office:value-type="string">
            <text:p text:style-name="P22">"12345678D9CFEBA0"</text:p>
          </table:table-cell>
          <table:table-cell table:style-name="Table2.A1" office:value-type="string">
            <text:p text:style-name="P22">ULDLLURRDR</text:p>
          </table:table-cell>
          <table:table-cell table:style-name="Table2.A1" office:value-type="string">
            <text:p text:style-name="P22">A* w/ Out-Of-Place</text:p>
          </table:table-cell>
        </table:table-row>
      </table:table>
      <text:p text:style-name="P19"><text:span text:style-name="T1"/></text:p>
      <text:p text:style-name="P20"><text:soft-page-break/><text:span text:style-name="T1">16-Puzzle: Hard</text:span></text:p>
      <table:table table:name="Table3" table:style-name="Table3">
        <table:table-column table:style-name="Table3.A"/>
        <table:table-column table:style-name="Table3.B"/>
        <table:table-column table:style-name="Table3.C"/>
        <table:table-header-rows>
          <table:table-row table:style-name="TableLine94586784747424">
            <table:table-cell table:style-name="Table3.A1" office:value-type="string">
              <text:p text:style-name="P27">Start State</text:p>
            </table:table-cell>
            <table:table-cell table:style-name="Table3.A1" office:value-type="string">
              <text:p text:style-name="P27">Solution String</text:p>
            </table:table-cell>
            <table:table-cell table:style-name="Table3.A1" office:value-type="string">
              <text:p text:style-name="P28"><text:span text:style-name="T23">Algorithm</text:span><text:span text:style-name="T24">s Tried</text:span></text:p>
            </table:table-cell>
          </table:table-row>
        </table:table-header-rows>
        <table:table-row table:style-name="TableLine94586784747424">
          <table:table-cell table:style-name="Table3.A1" office:value-type="string">
            <text:p text:style-name="P23">"71A92CE03DB4658F"</text:p>
          </table:table-cell>
          <table:table-cell table:style-name="Table3.A1" office:value-type="string">
            <text:p text:style-name="P23">?</text:p>
          </table:table-cell>
          <table:table-cell table:style-name="Table3.A1" office:value-type="string">
            <text:p text:style-name="P24">IDA* w/ Manhattan, A* w/ Manhattan</text:p>
          </table:table-cell>
        </table:table-row>
        <table:table-row table:style-name="TableLine94586784747424">
          <table:table-cell table:style-name="Table3.A1" office:value-type="string">
            <text:p text:style-name="P23">"02348697DF5A1EBC"</text:p>
          </table:table-cell>
          <table:table-cell table:style-name="Table3.A1" office:value-type="string">
            <text:p text:style-name="P23">?</text:p>
          </table:table-cell>
          <table:table-cell table:style-name="Table3.A1" office:value-type="string">
            <text:p text:style-name="P24">IDA* w/ Manhattan, A* w/ Manhattan</text:p>
          </table:table-cell>
        </table:table-row>
        <table:table-row table:style-name="TableLine94586784747424">
          <table:table-cell table:style-name="Table3.A1" office:value-type="string">
            <text:p text:style-name="P23">"39A1D0EC7BF86452"</text:p>
          </table:table-cell>
          <table:table-cell table:style-name="Table3.A1" office:value-type="string">
            <text:p text:style-name="P23">?</text:p>
          </table:table-cell>
          <table:table-cell table:style-name="Table3.A1" office:value-type="string">
            <text:p text:style-name="P24">IDA* w/ Manhattan, A* w/ Manhattan</text:p>
          </table:table-cell>
        </table:table-row>
        <table:table-row table:style-name="TableLine94586784747424">
          <table:table-cell table:style-name="Table3.A1" office:value-type="string">
            <text:p text:style-name="P23">"EAB480FC19D56237"</text:p>
          </table:table-cell>
          <table:table-cell table:style-name="Table3.A1" office:value-type="string">
            <text:p text:style-name="P23">?</text:p>
          </table:table-cell>
          <table:table-cell table:style-name="Table3.A1" office:value-type="string">
            <text:p text:style-name="P24">IDA* w/ Manhattan, A* w/ Manhattan</text:p>
          </table:table-cell>
        </table:table-row>
        <table:table-row table:style-name="TableLine94586784747424">
          <table:table-cell table:style-name="Table3.A1" office:value-type="string">
            <text:p text:style-name="P23">"7DB13C52F46E80A9"</text:p>
          </table:table-cell>
          <table:table-cell table:style-name="Table3.A1" office:value-type="string">
            <text:p text:style-name="P23">?</text:p>
          </table:table-cell>
          <table:table-cell table:style-name="Table3.A1" office:value-type="string">
            <text:p text:style-name="P24">IDA* w/ Manhattan, A* w/ Manhattan</text:p>
          </table:table-cell>
        </table:table-row>
      </table:table>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5f8ab" officeooo:paragraph-rsid="0015f8a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Michael Nugent</text:p>
        <text:p text:style-name="MP1">CSCI 164 – Artificial Intelligence</text:p>
        <text:p text:style-name="MP1">Professor David Ruby</text:p>
        <text:p text:style-name="MP1"><text:date style:data-style-name="N37" text:date-value="2022-04-08T12:20:00.791848590" text:fixed="true">04/08/22</text:dat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8T12:17:20.185728093</meta:creation-date>
    <dc:date>2022-04-08T13:09:12.667499075</dc:date>
    <meta:editing-duration>PT43M31S</meta:editing-duration>
    <meta:editing-cycles>37</meta:editing-cycles>
    <meta:generator>LibreOffice/6.4.7.2$Linux_X86_64 LibreOffice_project/40$Build-2</meta:generator>
    <meta:document-statistic meta:table-count="3" meta:image-count="0" meta:object-count="0" meta:page-count="4" meta:paragraph-count="121" meta:word-count="820" meta:character-count="5590" meta:non-whitespace-character-count="4869"/>
  </office:meta>
</office:document-meta>
</file>